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491000003597699DC145B17185B.jpg" manifest:media-type="image/jpeg"/>
  <manifest:file-entry manifest:full-path="Pictures/1000000000000B8B0000067F99EA8CB6DC1E7847.jpg" manifest:media-type="image/jpeg"/>
  <manifest:file-entry manifest:full-path="Pictures/10000000000002D50000067FC6ECD7DE47FD61DE.jpg" manifest:media-type="image/jpeg"/>
  <manifest:file-entry manifest:full-path="Pictures/10000000000006D7000003A6BBD4FCB8EF69A87D.jpg" manifest:media-type="image/jpeg"/>
  <manifest:file-entry manifest:full-path="Pictures/10000000000001980000067FF48C89A71FDE7C74.jpg" manifest:media-type="image/jpeg"/>
  <manifest:file-entry manifest:full-path="Pictures/10000001000001FB000001FE555E3B4A2433B8F5.png" manifest:media-type="image/png"/>
  <manifest:file-entry manifest:full-path="Pictures/10000000000002EE000001A659317691A153EEAC.jpg" manifest:media-type="image/jpeg"/>
  <manifest:file-entry manifest:full-path="Pictures/100000000000021C000004B0C37FE48D5316D1AA.jpg" manifest:media-type="image/jpeg"/>
  <manifest:file-entry manifest:full-path="Pictures/10000000000003C000000500805D97138C8376F5.jpg" manifest:media-type="image/jpeg"/>
  <manifest:file-entry manifest:full-path="Pictures/100000000000021C000004B0960F93D2910F6FD5.jpg" manifest:media-type="image/jpeg"/>
  <manifest:file-entry manifest:full-path="Pictures/10000000000004380000034E52A0CCA297C128B7.jpg" manifest:media-type="image/jpeg"/>
  <manifest:file-entry manifest:full-path="Pictures/1000AD2C00004CFF00006BE7B6354FE3E38675B8.pdf" manifest:media-type="application/pdf"/>
  <manifest:file-entry manifest:full-path="Pictures/100000000000021C000004B050531ACB823FCE6A.jpg" manifest:media-type="image/jpeg"/>
  <manifest:file-entry manifest:full-path="Pictures/10000001000005100000025151130706CE2C40BE.png" manifest:media-type="image/png"/>
  <manifest:file-entry manifest:full-path="Pictures/1000000100000446000001F04B43A7E23CEDB638.png" manifest:media-type="image/png"/>
  <manifest:file-entry manifest:full-path="Pictures/10000000000003C000000500730B0EEC137E0309.jpg" manifest:media-type="image/jpeg"/>
  <manifest:file-entry manifest:full-path="Pictures/100000000000021C000004B082AADAF6C2D6C49D.jpg" manifest:media-type="image/jpeg"/>
  <manifest:file-entry manifest:full-path="Pictures/100000010000039A00000241E91BFE96CF58C861.png" manifest:media-type="image/png"/>
  <manifest:file-entry manifest:full-path="Pictures/10000001000001DF000000A365F8610F3381C539.png" manifest:media-type="image/png"/>
  <manifest:file-entry manifest:full-path="Pictures/10000001000001D8000001E7C49E65BAF2A6689A.png" manifest:media-type="image/png"/>
  <manifest:file-entry manifest:full-path="Pictures/100000000000021C000004B0C19E8BBCDDC352CE.jpg" manifest:media-type="image/jpeg"/>
  <manifest:file-entry manifest:full-path="Pictures/10000001000001700000009A4AEB39C89D1BDA5F.png" manifest:media-type="image/png"/>
  <manifest:file-entry manifest:full-path="Pictures/10000001000002A7000000A833EDF9B8BA848F6C.png" manifest:media-type="image/png"/>
  <manifest:file-entry manifest:full-path="Pictures/10000000000004380000046265D00B302EBD8B5A.jpg" manifest:media-type="image/jpeg"/>
  <manifest:file-entry manifest:full-path="Pictures/1000000100000455000001DA7E79CD5D839615E1.png" manifest:media-type="image/png"/>
  <manifest:file-entry manifest:full-path="Pictures/100000000000021C000004B09DF7F6FA95449CC3.jpg" manifest:media-type="image/jpeg"/>
  <manifest:file-entry manifest:full-path="Pictures/10000001000001F900000092B633CB4530C28425.png" manifest:media-type="image/png"/>
  <manifest:file-entry manifest:full-path="Pictures/10000001000001E900000156E7D2C2181DF4CE6A.png" manifest:media-type="image/png"/>
  <manifest:file-entry manifest:full-path="Pictures/100000000000021C000004B075181D6BDDEB565C.jpg" manifest:media-type="image/jpeg"/>
  <manifest:file-entry manifest:full-path="Pictures/1000000100000461000000CD44A0E4758E3DA83D.png" manifest:media-type="image/png"/>
  <manifest:file-entry manifest:full-path="Pictures/100000000000021C000004B0978933CDD4EBFD03.jpg" manifest:media-type="image/jpeg"/>
  <manifest:file-entry manifest:full-path="Pictures/10000001000002E90000041466A0ACFB0720E66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201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158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5.325cm, 0cm)" draw:image-opacity="100%" style:mirror="none"/>
    </style:style>
    <style:style style:name="pr1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One_20_Bullet-subtitle">
      <style:graphic-properties draw:fill-color="#ffffff" fo:min-height="6.985cm"/>
      <style:paragraph-properties style:writing-mode="lr-tb"/>
    </style:style>
    <style:style style:name="pr3" style:family="presentation" style:parent-style-name="One_20_Bulle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One_20_Bulle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office:forms form:automatic-focus="false" form:apply-design-mode="false"/>
        <draw:frame draw:style-name="gr1" draw:text-style-name="P1" draw:layer="layout" svg:width="27.991cm" svg:height="15.748cm" svg:x="0cm" svg:y="0cm">
          <draw:image xlink:href="Pictures/10000000000002EE000001A659317691A153EEAC.jpg" xlink:type="simple" xlink:show="embed" xlink:actuate="onLoad" draw:mime-type="image/jpeg">
            <text:p/>
          </draw:image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One_20_Bullet" presentation:presentation-page-layout-name="AL2T32" xml:id="id2" draw:id="id2">
        <office:forms form:automatic-focus="false" form:apply-design-mode="false"/>
        <draw:frame draw:style-name="gr1" draw:text-style-name="P1" draw:layer="layout" svg:width="12.7cm" svg:height="15.794cm" svg:x="15.291cm" svg:y="-0.046cm">
          <draw:image xlink:href="Pictures/10000001000001FB000001FE555E3B4A2433B8F5.png" xlink:type="simple" xlink:show="embed" xlink:actuate="onLoad" draw:mime-type="image/png">
            <text:p/>
          </draw:image>
        </draw:frame>
        <draw:frame draw:style-name="gr1" draw:text-style-name="P1" draw:layer="layout" svg:width="7.085cm" svg:height="15.747cm" svg:x="0cm" svg:y="0cm">
          <draw:image xlink:href="Pictures/100000000000021C000004B0960F93D2910F6FD5.jpg" xlink:type="simple" xlink:show="embed" xlink:actuate="onLoad" draw:mime-type="image/jpeg">
            <text:p/>
          </draw:image>
        </draw:frame>
        <draw:frame draw:style-name="gr1" draw:text-style-name="P1" draw:layer="layout" svg:width="8.255cm" svg:height="5.749cm" svg:x="7.098cm" svg:y="9.2cm">
          <draw:image xlink:href="Pictures/10000000000004380000034E52A0CCA297C128B7.jpg" xlink:type="simple" xlink:show="embed" xlink:actuate="onLoad" draw:mime-type="image/jpeg">
            <text:p/>
          </draw:image>
        </draw:frame>
        <draw:frame presentation:style-name="pr2" draw:text-style-name="P2" draw:layer="layout" svg:width="6.985cm" svg:height="6.985cm" svg:x="7.62cm" svg:y="1.27cm" presentation:class="subtitle" presentation:placeholder="true" presentation:user-transformed="true">
          <draw:text-box draw:corner-radius="1.141cm"/>
        </draw:fram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One_20_Bullet" presentation:presentation-page-layout-name="AL3T1" xml:id="id3" draw:id="id3">
        <office:forms form:automatic-focus="false" form:apply-design-mode="false"/>
        <draw:frame draw:style-name="gr1" draw:text-style-name="P1" draw:layer="layout" svg:width="27.355cm" svg:height="12.806cm" svg:x="0.4cm" svg:y="2.705cm">
          <draw:image xlink:href="Pictures/10000001000005100000025151130706CE2C40BE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One_20_Bullet" presentation:presentation-page-layout-name="AL3T1" xml:id="id4" draw:id="id4">
        <office:forms form:automatic-focus="false" form:apply-design-mode="false"/>
        <draw:frame draw:style-name="gr1" draw:text-style-name="P1" draw:layer="layout" svg:width="11.809cm" svg:height="15.747cm" svg:x="1.905cm" svg:y="0cm">
          <draw:image xlink:href="Pictures/10000000000003C000000500730B0EEC137E0309.jpg" xlink:type="simple" xlink:show="embed" xlink:actuate="onLoad" draw:mime-type="image/jpeg">
            <text:p/>
          </draw:image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One_20_Bullet" presentation:presentation-page-layout-name="AL1T0" xml:id="id5" draw:id="id5">
        <office:forms form:automatic-focus="false" form:apply-design-mode="false"/>
        <draw:frame draw:style-name="gr1" draw:text-style-name="P1" draw:layer="layout" svg:width="27.94cm" svg:height="15.748cm" svg:x="0cm" svg:y="0cm">
          <draw:image xlink:href="Pictures/100000010000039A00000241E91BFE96CF58C861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One_20_Bullet" presentation:presentation-page-layout-name="AL3T1" xml:id="id6" draw:id="id6">
        <office:forms form:automatic-focus="false" form:apply-design-mode="false"/>
        <draw:frame draw:style-name="gr1" draw:text-style-name="P1" draw:layer="layout" svg:width="7.085cm" svg:height="15.747cm" svg:x="0cm" svg:y="0cm">
          <draw:image xlink:href="Pictures/100000000000021C000004B082AADAF6C2D6C49D.jpg" xlink:type="simple" xlink:show="embed" xlink:actuate="onLoad" draw:mime-type="image/jpeg">
            <text:p/>
          </draw:image>
        </draw:frame>
        <draw:frame draw:style-name="gr1" draw:text-style-name="P1" draw:layer="layout" svg:width="11.809cm" svg:height="15.747cm" svg:x="7.141cm" svg:y="0cm">
          <draw:image xlink:href="Pictures/10000000000003C000000500805D97138C8376F5.jpg" xlink:type="simple" xlink:show="embed" xlink:actuate="onLoad" draw:mime-type="image/jpeg">
            <text:p/>
          </draw:image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One_20_Bullet" presentation:presentation-page-layout-name="AL3T1" xml:id="id7" draw:id="id7">
        <office:forms form:automatic-focus="false" form:apply-design-mode="false"/>
        <draw:frame draw:style-name="gr1" draw:text-style-name="P1" draw:layer="layout" svg:width="12.674cm" svg:height="4.312cm" svg:x="15.24cm" svg:y="0cm">
          <draw:image xlink:href="Pictures/10000001000001DF000000A365F8610F3381C539.png" xlink:type="simple" xlink:show="embed" xlink:actuate="onLoad" draw:mime-type="image/png">
            <text:p/>
          </draw:image>
        </draw:frame>
        <draw:frame draw:style-name="gr1" draw:text-style-name="P1" draw:layer="layout" svg:width="7.085cm" svg:height="15.747cm" svg:x="-0.065cm" svg:y="0.028cm">
          <draw:image xlink:href="Pictures/100000000000021C000004B082AADAF6C2D6C49D.jpg" xlink:type="simple" xlink:show="embed" xlink:actuate="onLoad" draw:mime-type="image/jpeg">
            <text:p/>
          </draw:image>
        </draw:frame>
        <draw:frame draw:style-name="gr1" draw:text-style-name="P1" draw:layer="layout" svg:width="12.751cm" svg:height="11.303cm" svg:x="15.24cm" svg:y="4.445cm">
          <draw:image xlink:href="Pictures/10000001000001D8000001E7C49E65BAF2A6689A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One_20_Bullet" presentation:presentation-page-layout-name="AL3T1" xml:id="id8" draw:id="id8">
        <office:forms form:automatic-focus="false" form:apply-design-mode="false"/>
        <draw:frame draw:style-name="gr1" draw:text-style-name="P1" draw:layer="layout" svg:width="9.737cm" svg:height="4.074cm" svg:x="13.6cm" svg:y="9.026cm">
          <draw:image xlink:href="Pictures/10000001000001700000009A4AEB39C89D1BDA5F.png" xlink:type="simple" xlink:show="embed" xlink:actuate="onLoad" draw:mime-type="image/png">
            <text:p/>
          </draw:image>
        </draw:frame>
        <draw:frame draw:style-name="gr1" draw:text-style-name="P1" draw:layer="layout" svg:width="7.085cm" svg:height="15.747cm" svg:x="0.635cm" svg:y="0.001cm">
          <draw:image xlink:href="Pictures/100000000000021C000004B0C19E8BBCDDC352CE.jpg" xlink:type="simple" xlink:show="embed" xlink:actuate="onLoad" draw:mime-type="image/jpeg">
            <text:p/>
          </draw:image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One_20_Bullet" presentation:presentation-page-layout-name="AL3T1" xml:id="id9" draw:id="id9">
        <office:forms form:automatic-focus="false" form:apply-design-mode="false"/>
        <draw:frame draw:style-name="gr1" draw:text-style-name="P1" draw:layer="layout" svg:width="27.99cm" svg:height="12.689cm" svg:x="0cm" svg:y="3.017cm">
          <draw:image xlink:href="Pictures/1000000100000446000001F04B43A7E23CEDB638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One_20_Bullet" presentation:presentation-page-layout-name="AL3T1" xml:id="id10" draw:id="id10">
        <office:forms form:automatic-focus="false" form:apply-design-mode="false"/>
        <draw:frame draw:style-name="gr1" draw:text-style-name="P1" draw:layer="layout" svg:width="7.085cm" svg:height="15.747cm" svg:x="3.075cm" svg:y="0.001cm">
          <draw:image xlink:href="Pictures/100000000000021C000004B050531ACB823FCE6A.jpg" xlink:type="simple" xlink:show="embed" xlink:actuate="onLoad" draw:mime-type="image/jpeg">
            <text:p/>
          </draw:image>
        </draw:fram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1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One_20_Bullet" presentation:presentation-page-layout-name="AL3T1" xml:id="id11" draw:id="id11">
        <office:forms form:automatic-focus="false" form:apply-design-mode="false"/>
        <draw:frame draw:style-name="gr1" draw:text-style-name="P1" draw:layer="layout" svg:width="17.966cm" svg:height="4.444cm" svg:x="9.39cm" svg:y="10.796cm">
          <draw:image xlink:href="Pictures/10000001000002A7000000A833EDF9B8BA848F6C.png" xlink:type="simple" xlink:show="embed" xlink:actuate="onLoad" draw:mime-type="image/png">
            <text:p/>
          </draw:image>
        </draw:frame>
        <draw:frame draw:style-name="gr1" draw:text-style-name="P1" draw:layer="layout" svg:width="11.447cm" svg:height="9.497cm" svg:x="0.283cm" svg:y="0.528cm">
          <draw:image xlink:href="Pictures/10000000000004380000046265D00B302EBD8B5A.jpg" xlink:type="simple" xlink:show="embed" xlink:actuate="onLoad" draw:mime-type="image/jpeg">
            <text:p/>
          </draw:image>
        </draw:frame>
        <anim:par presentation:node-type="timing-root">
          <anim:par smil:begin="id1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1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One_20_Bullet" presentation:presentation-page-layout-name="AL3T1" xml:id="id12" draw:id="id12">
        <office:forms form:automatic-focus="false" form:apply-design-mode="false"/>
        <draw:frame draw:style-name="gr1" draw:text-style-name="P1" draw:layer="layout" svg:width="27.99cm" svg:height="11.962cm" svg:x="-0.015cm" svg:y="3.815cm">
          <draw:image xlink:href="Pictures/1000000100000455000001DA7E79CD5D839615E1.png" xlink:type="simple" xlink:show="embed" xlink:actuate="onLoad" draw:mime-type="image/png">
            <text:p/>
          </draw:image>
        </draw:frame>
        <anim:par presentation:node-type="timing-root">
          <anim:par smil:begin="id1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1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One_20_Bullet" presentation:presentation-page-layout-name="AL3T1" xml:id="id13" draw:id="id13">
        <office:forms form:automatic-focus="false" form:apply-design-mode="false"/>
        <draw:frame draw:style-name="gr3" draw:text-style-name="P1" draw:layer="layout" svg:width="7.085cm" svg:height="12.671cm" svg:x="0cm" svg:y="1.905cm">
          <draw:image xlink:href="Pictures/100000000000021C000004B0C37FE48D5316D1AA.jpg" xlink:type="simple" xlink:show="embed" xlink:actuate="onLoad" draw:mime-type="image/jpeg">
            <text:p/>
          </draw:image>
        </draw:frame>
        <draw:frame draw:style-name="gr4" draw:text-style-name="P1" draw:layer="layout" svg:width="7.085cm" svg:height="12.692cm" svg:x="7.12cm" svg:y="1.905cm">
          <draw:image xlink:href="Pictures/100000000000021C000004B09DF7F6FA95449CC3.jpg" xlink:type="simple" xlink:show="embed" xlink:actuate="onLoad" draw:mime-type="image/jpeg">
            <text:p/>
          </draw:image>
        </draw:frame>
        <draw:frame draw:style-name="gr1" draw:text-style-name="P1" draw:layer="layout" svg:width="13.362cm" svg:height="3.862cm" svg:x="14.605cm" svg:y="9.525cm">
          <draw:image xlink:href="Pictures/10000001000001F900000092B633CB4530C28425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1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One_20_Bullet" presentation:presentation-page-layout-name="AL3T1" xml:id="id14" draw:id="id14">
        <office:forms form:automatic-focus="false" form:apply-design-mode="false"/>
        <draw:frame draw:style-name="gr1" draw:text-style-name="P1" draw:layer="layout" svg:width="12.938cm" svg:height="9.049cm" svg:x="11.753cm" svg:y="6.399cm">
          <draw:image xlink:href="Pictures/10000001000001E900000156E7D2C2181DF4CE6A.png" xlink:type="simple" xlink:show="embed" xlink:actuate="onLoad" draw:mime-type="image/png">
            <text:p/>
          </draw:image>
        </draw:frame>
        <draw:frame draw:style-name="gr1" draw:text-style-name="P1" draw:layer="layout" svg:width="7.085cm" svg:height="15.747cm" svg:x="-0.03cm" svg:y="0.001cm">
          <draw:image xlink:href="Pictures/100000000000021C000004B075181D6BDDEB565C.jpg" xlink:type="simple" xlink:show="embed" xlink:actuate="onLoad" draw:mime-type="image/jpeg">
            <text:p/>
          </draw:image>
        </draw:frame>
        <anim:par presentation:node-type="timing-root">
          <anim:par smil:begin="id1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1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One_20_Bullet" presentation:presentation-page-layout-name="AL2T32" xml:id="id15" draw:id="id15">
        <office:forms form:automatic-focus="false" form:apply-design-mode="false"/>
        <draw:frame draw:style-name="gr1" draw:text-style-name="P1" draw:layer="layout" svg:width="27.99cm" svg:height="5.117cm" svg:x="-0.05cm" svg:y="10.631cm">
          <draw:image xlink:href="Pictures/1000000100000461000000CD44A0E4758E3DA83D.png" xlink:type="simple" xlink:show="embed" xlink:actuate="onLoad" draw:mime-type="image/png">
            <text:p/>
          </draw:image>
        </draw:frame>
        <draw:frame draw:style-name="gr1" draw:text-style-name="P1" draw:layer="layout" svg:width="6.35cm" svg:height="15.748cm" svg:x="21.59cm" svg:y="0cm">
          <draw:image xlink:href="Pictures/100000000000021C000004B0978933CDD4EBFD03.jpg" xlink:type="simple" xlink:show="embed" xlink:actuate="onLoad" draw:mime-type="image/jpeg">
            <text:p/>
          </draw:image>
        </draw:frame>
        <anim:par presentation:node-type="timing-root">
          <anim:par smil:begin="id15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1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One_20_Bullet" presentation:presentation-page-layout-name="AL2T32" xml:id="id16" draw:id="id16">
        <office:forms form:automatic-focus="false" form:apply-design-mode="false"/>
        <draw:frame draw:style-name="gr5" draw:text-style-name="P4" draw:layer="layout" svg:width="16.51cm" svg:height="12.764cm" svg:x="5.48cm" svg:y="1.64cm">
          <draw:image xlink:href="Pictures/1000AD2C00004CFF00006BE7B6354FE3E38675B8.pdf" xlink:type="simple" xlink:show="embed" xlink:actuate="onLoad" draw:mime-type="application/pdf">
            <text:p/>
          </draw:image>
          <draw:image xlink:href="Pictures/10000001000002E90000041466A0ACFB0720E666.png" xlink:type="simple" xlink:show="embed" xlink:actuate="onLoad" draw:mime-type="image/png"/>
        </draw:frame>
        <anim:par presentation:node-type="timing-root">
          <anim:par smil:begin="id1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8.621cm" svg:height="10.476cm" svg:x="1.484cm" svg:y="2.123cm" draw:page-number="1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ain_5f_bg.jpg" draw:display-name="Main_bg.jpg" xlink:href="Pictures/1000000000000B8B0000067F99EA8CB6DC1E7847.jpg" xlink:type="simple" xlink:show="embed" xlink:actuate="onLoad"/>
    <draw:fill-image draw:name="White_25_20clouds_25_20and_25_20blue_25_20skiesss" draw:display-name="White%20clouds%20and%20blue%20skiesss" xlink:href="Pictures/1000000000000B8B0000067F99EA8CB6DC1E7847.jpg" xlink:type="simple" xlink:show="embed" xlink:actuate="onLoad"/>
    <draw:opacity draw:name="Transparency_20_1" draw:display-name="Transparency 1" draw:style="linear" draw:start="80%" draw:end="100%" draw:angle="0deg" draw:border="0%"/>
    <draw:opacity draw:name="Transparency_20_2" draw:display-name="Transparency 2" draw:style="linear" draw:start="100%" draw:end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24pt" fo:language="en" fo:country="US" style:font-name-asian="Cantarell" style:font-size-asian="24pt" style:language-asian="zh" style:country-asian="CN" style:font-name-complex="Nimbus Sans2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solid" draw:fill-color="#2499be" draw:opacity-name="Transparency_20_1" draw:textarea-horizontal-align="justify" fo:padding-top="0.125cm" fo:padding-bottom="0.125cm" fo:padding-left="0.25cm" fo:padding-right="0.25cm" draw:shadow="hidden" draw:shadow-offset-x="0cm" draw:shadow-offset-y="-1.219cm" draw:shadow-color="#808080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2" style:font-family-asian="'Nimbus Sans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Nimbus Sans" fo:font-family="'Nimbus Sans'" style:font-family-generic="roman" style:font-pitch="variable" fo:font-size="18pt" style:letter-kerning="true" style:font-name-asian="Nimbus Sans2" style:font-family-asian="'Nimbus Sans'" style:font-family-generic-asian="system" style:font-pitch-asian="variable" style:font-size-asian="18pt" style:font-name-complex="FreeSerif" style:font-family-complex="FreeSerif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-background" style:family="presentation">
      <style:graphic-properties draw:stroke="none" draw:fill="bitmap" draw:fill-image-name="Main_5f_bg.jpg" style:repeat="stretch" draw:fill-image-ref-point-x="0%" draw:fill-image-ref-point-y="0%" draw:fill-image-ref-point="center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pag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fill-color="#ffffff" draw:textarea-vertical-align="top" draw:auto-grow-height="true" fo:min-height="3.546cm" style:writing-mode="pag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Noto Sans2" fo:font-family="'Noto Sans'" style:font-style-name="Regular" style:font-family-generic="swiss" style:font-pitch="variable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-title" style:family="presentation">
      <style:graphic-properties draw:stroke="none" draw:stroke-dash="Dashed_20__28_var_29_" draw:fill="none" draw:fill-color="#729fcf" draw:opacity="100%" draw:textarea-vertical-align="middle" draw:auto-grow-height="true" fo:min-height="1.36cm" draw:shadow="hidden" draw:shadow-offset-x="0cm" draw:shadow-offset-y="0.071cm" draw:shadow-opacity="100%" style:writing-mode="pag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3a8c93" loext:opacity="100%" loext:color-lum-mod="100%" loext:color-lum-off="0%" style:text-outline="false" style:text-line-through-style="none" style:text-line-through-type="none" style:text-position="0% 100%" style:font-name="Noto Sans1" fo:font-family="'Noto Sans'" style:font-family-generic="swiss" style:font-pitch="variable" fo:font-size="3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ne_20_Bullet-background" style:display-name="One Bullet-background" style:family="presentation">
      <style:graphic-properties draw:stroke="none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  <style:text-properties style:letter-kerning="true"/>
    </style:style>
    <style:style style:name="One_20_Bullet-backgroundobjects" style:display-name="One Bullet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One_20_Bullet-notes" style:display-name="One Bulle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Bullet-outline1" style:display-name="One Bullet-outline1" style:family="presentation">
      <style:graphic-properties draw:stroke="none" draw:fill="none" draw:auto-grow-height="false" draw:fit-to-size="false" style:shrink-to-fit="true" style:writing-mode="page">
        <text:list-style style:name="One_20_Bullet-outline1" style:display-name="One Bull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outline2" style:display-name="One Bullet-outline2" style:family="presentation" style:parent-style-name="One_20_Bullet-outline1">
      <style:paragraph-properties fo:margin-top="0.4cm" fo:margin-bottom="0cm"/>
      <style:text-properties fo:font-size="28pt" style:font-size-asian="28pt" style:font-size-complex="28pt"/>
    </style:style>
    <style:style style:name="One_20_Bullet-outline3" style:display-name="One Bullet-outline3" style:family="presentation" style:parent-style-name="One_20_Bullet-outline2">
      <style:paragraph-properties fo:margin-top="0.3cm" fo:margin-bottom="0cm"/>
      <style:text-properties fo:font-size="24pt" style:font-size-asian="24pt" style:font-size-complex="24pt"/>
    </style:style>
    <style:style style:name="One_20_Bullet-outline4" style:display-name="One Bullet-outline4" style:family="presentation" style:parent-style-name="One_20_Bullet-outline3">
      <style:paragraph-properties fo:margin-top="0.2cm" fo:margin-bottom="0cm"/>
      <style:text-properties fo:font-size="20pt" style:font-size-asian="20pt" style:font-size-complex="20pt"/>
    </style:style>
    <style:style style:name="One_20_Bullet-outline5" style:display-name="One Bullet-outline5" style:family="presentation" style:parent-style-name="One_20_Bullet-outline4">
      <style:paragraph-properties fo:margin-top="0.1cm" fo:margin-bottom="0cm"/>
      <style:text-properties fo:font-size="20pt" style:font-size-asian="20pt" style:font-size-complex="20pt"/>
    </style:style>
    <style:style style:name="One_20_Bullet-outline6" style:display-name="One Bullet-outline6" style:family="presentation" style:parent-style-name="One_20_Bullet-outline5">
      <style:paragraph-properties fo:margin-top="0.1cm" fo:margin-bottom="0cm"/>
      <style:text-properties fo:font-size="20pt" style:font-size-asian="20pt" style:font-size-complex="20pt"/>
    </style:style>
    <style:style style:name="One_20_Bullet-outline7" style:display-name="One Bullet-outline7" style:family="presentation" style:parent-style-name="One_20_Bullet-outline6">
      <style:paragraph-properties fo:margin-top="0.1cm" fo:margin-bottom="0cm"/>
      <style:text-properties fo:font-size="20pt" style:font-size-asian="20pt" style:font-size-complex="20pt"/>
    </style:style>
    <style:style style:name="One_20_Bullet-outline8" style:display-name="One Bullet-outline8" style:family="presentation" style:parent-style-name="One_20_Bullet-outline7">
      <style:paragraph-properties fo:margin-top="0.1cm" fo:margin-bottom="0cm"/>
      <style:text-properties fo:font-size="20pt" style:font-size-asian="20pt" style:font-size-complex="20pt"/>
    </style:style>
    <style:style style:name="One_20_Bullet-outline9" style:display-name="One Bullet-outline9" style:family="presentation" style:parent-style-name="One_20_Bullet-outline8">
      <style:paragraph-properties fo:margin-top="0.1cm" fo:margin-bottom="0cm"/>
      <style:text-properties fo:font-size="20pt" style:font-size-asian="20pt" style:font-size-complex="20pt"/>
    </style:style>
    <style:style style:name="One_20_Bullet-subtitle" style:display-name="One Bullet-subtitle" style:family="presentation">
      <style:graphic-properties draw:stroke="none" draw:fill="none" draw:textarea-vertical-align="middle" style:writing-mode="page">
        <text:list-style style:name="One_20_Bullet-subtitle" style:display-name="One Bull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title" style:display-name="One Bullet-title" style:family="presentation">
      <style:graphic-properties shadow="none" draw:stroke="none" draw:fill="none" draw:textarea-vertical-align="middle" style:writing-mode="page">
        <text:list-style style:name="One_20_Bullet-title" style:display-name="One Bull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Bullets-background" style:display-name="Two Bullets-background" style:family="presentation">
      <style:graphic-properties draw:stroke="none" draw:fill="none"/>
      <style:text-properties style:letter-kerning="true"/>
    </style:style>
    <style:style style:name="Two_20_Bullets-backgroundobjects" style:display-name="Two Bullets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wo_20_Bullets-notes" style:display-name="Two Bullets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Bullets-outline1" style:display-name="Two Bullets-outline1" style:family="presentation">
      <style:graphic-properties draw:stroke="none" draw:fill="none" draw:auto-grow-height="false" draw:fit-to-size="false" style:shrink-to-fit="true" style:writing-mode="page">
        <text:list-style style:name="Two_20_Bullets-outline1" style:display-name="Two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outline2" style:display-name="Two Bullets-outline2" style:family="presentation" style:parent-style-name="Two_20_Bullets-outline1">
      <style:paragraph-properties fo:margin-top="0.4cm" fo:margin-bottom="0cm"/>
      <style:text-properties fo:font-size="28pt" style:font-size-asian="28pt" style:font-size-complex="28pt"/>
    </style:style>
    <style:style style:name="Two_20_Bullets-outline3" style:display-name="Two Bullets-outline3" style:family="presentation" style:parent-style-name="Two_20_Bullets-outline2">
      <style:paragraph-properties fo:margin-top="0.3cm" fo:margin-bottom="0cm"/>
      <style:text-properties fo:font-size="24pt" style:font-size-asian="24pt" style:font-size-complex="24pt"/>
    </style:style>
    <style:style style:name="Two_20_Bullets-outline4" style:display-name="Two Bullets-outline4" style:family="presentation" style:parent-style-name="Two_20_Bullets-outline3">
      <style:paragraph-properties fo:margin-top="0.2cm" fo:margin-bottom="0cm"/>
      <style:text-properties fo:font-size="20pt" style:font-size-asian="20pt" style:font-size-complex="20pt"/>
    </style:style>
    <style:style style:name="Two_20_Bullets-outline5" style:display-name="Two Bullets-outline5" style:family="presentation" style:parent-style-name="Two_20_Bullets-outline4">
      <style:paragraph-properties fo:margin-top="0.1cm" fo:margin-bottom="0cm"/>
      <style:text-properties fo:font-size="20pt" style:font-size-asian="20pt" style:font-size-complex="20pt"/>
    </style:style>
    <style:style style:name="Two_20_Bullets-outline6" style:display-name="Two Bullets-outline6" style:family="presentation" style:parent-style-name="Two_20_Bullets-outline5">
      <style:paragraph-properties fo:margin-top="0.1cm" fo:margin-bottom="0cm"/>
      <style:text-properties fo:font-size="20pt" style:font-size-asian="20pt" style:font-size-complex="20pt"/>
    </style:style>
    <style:style style:name="Two_20_Bullets-outline7" style:display-name="Two Bullets-outline7" style:family="presentation" style:parent-style-name="Two_20_Bullets-outline6">
      <style:paragraph-properties fo:margin-top="0.1cm" fo:margin-bottom="0cm"/>
      <style:text-properties fo:font-size="20pt" style:font-size-asian="20pt" style:font-size-complex="20pt"/>
    </style:style>
    <style:style style:name="Two_20_Bullets-outline8" style:display-name="Two Bullets-outline8" style:family="presentation" style:parent-style-name="Two_20_Bullets-outline7">
      <style:paragraph-properties fo:margin-top="0.1cm" fo:margin-bottom="0cm"/>
      <style:text-properties fo:font-size="20pt" style:font-size-asian="20pt" style:font-size-complex="20pt"/>
    </style:style>
    <style:style style:name="Two_20_Bullets-outline9" style:display-name="Two Bullets-outline9" style:family="presentation" style:parent-style-name="Two_20_Bullets-outline8">
      <style:paragraph-properties fo:margin-top="0.1cm" fo:margin-bottom="0cm"/>
      <style:text-properties fo:font-size="20pt" style:font-size-asian="20pt" style:font-size-complex="20pt"/>
    </style:style>
    <style:style style:name="Two_20_Bullets-subtitle" style:display-name="Two Bullets-subtitle" style:family="presentation">
      <style:graphic-properties draw:stroke="none" draw:fill="none" draw:textarea-vertical-align="middle" style:writing-mode="page">
        <text:list-style style:name="Two_20_Bullets-subtitle" style:display-name="Two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title" style:display-name="Two Bullets-title" style:family="presentation">
      <style:graphic-properties draw:stroke="none" draw:fill="none" draw:textarea-vertical-align="middle" style:writing-mode="page">
        <text:list-style style:name="Two_20_Bullets-title" style:display-name="Two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ree_20_Bullets-background" style:display-name="Three Bullets-background" style:family="presentation">
      <style:graphic-properties draw:stroke="none" draw:fill="none"/>
      <style:text-properties style:letter-kerning="true"/>
    </style:style>
    <style:style style:name="Three_20_Bullets-backgroundobjects" style:display-name="Three Bullets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hree_20_Bullets-notes" style:display-name="Three Bullets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Bullets-outline1" style:display-name="Three Bullets-outline1" style:family="presentation">
      <style:graphic-properties draw:stroke="none" draw:fill="none" draw:auto-grow-height="false" draw:fit-to-size="false" style:shrink-to-fit="true" style:writing-mode="page">
        <text:list-style style:name="Three_20_Bullets-outline1" style:display-name="Thre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outline2" style:display-name="Three Bullets-outline2" style:family="presentation" style:parent-style-name="Three_20_Bullets-outline1">
      <style:paragraph-properties fo:margin-top="0.4cm" fo:margin-bottom="0cm"/>
      <style:text-properties fo:font-size="28pt" style:font-size-asian="28pt" style:font-size-complex="28pt"/>
    </style:style>
    <style:style style:name="Three_20_Bullets-outline3" style:display-name="Three Bullets-outline3" style:family="presentation" style:parent-style-name="Three_20_Bullets-outline2">
      <style:paragraph-properties fo:margin-top="0.3cm" fo:margin-bottom="0cm"/>
      <style:text-properties fo:font-size="24pt" style:font-size-asian="24pt" style:font-size-complex="24pt"/>
    </style:style>
    <style:style style:name="Three_20_Bullets-outline4" style:display-name="Three Bullets-outline4" style:family="presentation" style:parent-style-name="Three_20_Bullets-outline3">
      <style:paragraph-properties fo:margin-top="0.2cm" fo:margin-bottom="0cm"/>
      <style:text-properties fo:font-size="20pt" style:font-size-asian="20pt" style:font-size-complex="20pt"/>
    </style:style>
    <style:style style:name="Three_20_Bullets-outline5" style:display-name="Three Bullets-outline5" style:family="presentation" style:parent-style-name="Three_20_Bullets-outline4">
      <style:paragraph-properties fo:margin-top="0.1cm" fo:margin-bottom="0cm"/>
      <style:text-properties fo:font-size="20pt" style:font-size-asian="20pt" style:font-size-complex="20pt"/>
    </style:style>
    <style:style style:name="Three_20_Bullets-outline6" style:display-name="Three Bullets-outline6" style:family="presentation" style:parent-style-name="Three_20_Bullets-outline5">
      <style:paragraph-properties fo:margin-top="0.1cm" fo:margin-bottom="0cm"/>
      <style:text-properties fo:font-size="20pt" style:font-size-asian="20pt" style:font-size-complex="20pt"/>
    </style:style>
    <style:style style:name="Three_20_Bullets-outline7" style:display-name="Three Bullets-outline7" style:family="presentation" style:parent-style-name="Three_20_Bullets-outline6">
      <style:paragraph-properties fo:margin-top="0.1cm" fo:margin-bottom="0cm"/>
      <style:text-properties fo:font-size="20pt" style:font-size-asian="20pt" style:font-size-complex="20pt"/>
    </style:style>
    <style:style style:name="Three_20_Bullets-outline8" style:display-name="Three Bullets-outline8" style:family="presentation" style:parent-style-name="Three_20_Bullets-outline7">
      <style:paragraph-properties fo:margin-top="0.1cm" fo:margin-bottom="0cm"/>
      <style:text-properties fo:font-size="20pt" style:font-size-asian="20pt" style:font-size-complex="20pt"/>
    </style:style>
    <style:style style:name="Three_20_Bullets-outline9" style:display-name="Three Bullets-outline9" style:family="presentation" style:parent-style-name="Three_20_Bullets-outline8">
      <style:paragraph-properties fo:margin-top="0.1cm" fo:margin-bottom="0cm"/>
      <style:text-properties fo:font-size="20pt" style:font-size-asian="20pt" style:font-size-complex="20pt"/>
    </style:style>
    <style:style style:name="Three_20_Bullets-subtitle" style:display-name="Three Bullets-subtitle" style:family="presentation">
      <style:graphic-properties draw:stroke="none" draw:fill="none" draw:textarea-vertical-align="middle" style:writing-mode="page">
        <text:list-style style:name="Three_20_Bullets-subtitle" style:display-name="Thre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title" style:display-name="Three Bullets-title" style:family="presentation">
      <style:graphic-properties draw:stroke="none" draw:fill="none" draw:textarea-vertical-align="middle" style:writing-mode="page">
        <text:list-style style:name="Three_20_Bullets-title" style:display-name="Thre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ur_20_Bullets-background" style:display-name="Four Bullets-background" style:family="presentation">
      <style:graphic-properties draw:stroke="none" draw:fill="none"/>
      <style:text-properties style:letter-kerning="true"/>
    </style:style>
    <style:style style:name="Four_20_Bullets-backgroundobjects" style:display-name="Four Bullets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Four_20_Bullets-notes" style:display-name="Four Bullets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20_Bullets-outline1" style:display-name="Four Bullets-outline1" style:family="presentation">
      <style:graphic-properties draw:stroke="none" draw:fill="none" draw:auto-grow-height="false" draw:fit-to-size="false" style:shrink-to-fit="true" style:writing-mode="page">
        <text:list-style style:name="Four_20_Bullets-outline1" style:display-name="Four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outline2" style:display-name="Four Bullets-outline2" style:family="presentation" style:parent-style-name="Four_20_Bullets-outline1">
      <style:paragraph-properties fo:margin-top="0.4cm" fo:margin-bottom="0cm"/>
      <style:text-properties fo:font-size="28pt" style:font-size-asian="28pt" style:font-size-complex="28pt"/>
    </style:style>
    <style:style style:name="Four_20_Bullets-outline3" style:display-name="Four Bullets-outline3" style:family="presentation" style:parent-style-name="Four_20_Bullets-outline2">
      <style:paragraph-properties fo:margin-top="0.3cm" fo:margin-bottom="0cm"/>
      <style:text-properties fo:font-size="24pt" style:font-size-asian="24pt" style:font-size-complex="24pt"/>
    </style:style>
    <style:style style:name="Four_20_Bullets-outline4" style:display-name="Four Bullets-outline4" style:family="presentation" style:parent-style-name="Four_20_Bullets-outline3">
      <style:paragraph-properties fo:margin-top="0.2cm" fo:margin-bottom="0cm"/>
      <style:text-properties fo:font-size="20pt" style:font-size-asian="20pt" style:font-size-complex="20pt"/>
    </style:style>
    <style:style style:name="Four_20_Bullets-outline5" style:display-name="Four Bullets-outline5" style:family="presentation" style:parent-style-name="Four_20_Bullets-outline4">
      <style:paragraph-properties fo:margin-top="0.1cm" fo:margin-bottom="0cm"/>
      <style:text-properties fo:font-size="20pt" style:font-size-asian="20pt" style:font-size-complex="20pt"/>
    </style:style>
    <style:style style:name="Four_20_Bullets-outline6" style:display-name="Four Bullets-outline6" style:family="presentation" style:parent-style-name="Four_20_Bullets-outline5">
      <style:paragraph-properties fo:margin-top="0.1cm" fo:margin-bottom="0cm"/>
      <style:text-properties fo:font-size="20pt" style:font-size-asian="20pt" style:font-size-complex="20pt"/>
    </style:style>
    <style:style style:name="Four_20_Bullets-outline7" style:display-name="Four Bullets-outline7" style:family="presentation" style:parent-style-name="Four_20_Bullets-outline6">
      <style:paragraph-properties fo:margin-top="0.1cm" fo:margin-bottom="0cm"/>
      <style:text-properties fo:font-size="20pt" style:font-size-asian="20pt" style:font-size-complex="20pt"/>
    </style:style>
    <style:style style:name="Four_20_Bullets-outline8" style:display-name="Four Bullets-outline8" style:family="presentation" style:parent-style-name="Four_20_Bullets-outline7">
      <style:paragraph-properties fo:margin-top="0.1cm" fo:margin-bottom="0cm"/>
      <style:text-properties fo:font-size="20pt" style:font-size-asian="20pt" style:font-size-complex="20pt"/>
    </style:style>
    <style:style style:name="Four_20_Bullets-outline9" style:display-name="Four Bullets-outline9" style:family="presentation" style:parent-style-name="Four_20_Bullets-outline8">
      <style:paragraph-properties fo:margin-top="0.1cm" fo:margin-bottom="0cm"/>
      <style:text-properties fo:font-size="20pt" style:font-size-asian="20pt" style:font-size-complex="20pt"/>
    </style:style>
    <style:style style:name="Four_20_Bullets-subtitle" style:display-name="Four Bullets-subtitle" style:family="presentation">
      <style:graphic-properties draw:stroke="none" draw:fill="none" draw:textarea-vertical-align="middle" style:writing-mode="page">
        <text:list-style style:name="Four_20_Bullets-subtitle" style:display-name="Four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title" style:display-name="Four Bullets-title" style:family="presentation">
      <style:graphic-properties draw:stroke="none" draw:fill="none" draw:textarea-vertical-align="middle" style:writing-mode="page">
        <text:list-style style:name="Four_20_Bullets-title" style:display-name="Four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2f_White_20_Chart-background" style:display-name="Blue/White Chart-background" style:family="presentation">
      <style:graphic-properties draw:stroke="none" draw:fill="solid" draw:fill-color="#0f9bbc"/>
      <style:text-properties style:letter-kerning="true"/>
    </style:style>
    <style:style style:name="Blue_2f_White_20_Chart-backgroundobjects" style:display-name="Blue/White Chart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Blue_2f_White_20_Chart-notes" style:display-name="Blue/White Char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f_White_20_Chart-outline1" style:display-name="Blue/White Chart-outline1" style:family="presentation">
      <style:graphic-properties draw:stroke="none" draw:fill="none" draw:auto-grow-height="false" draw:fit-to-size="false" style:shrink-to-fit="true" style:writing-mode="page">
        <text:list-style style:name="Blue_2f_White_20_Chart-outline1" style:display-name="Blue/Whit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outline2" style:display-name="Blue/White Chart-outline2" style:family="presentation" style:parent-style-name="Blue_2f_White_20_Chart-outline1">
      <style:paragraph-properties fo:margin-top="0.4cm" fo:margin-bottom="0cm"/>
      <style:text-properties fo:font-size="28pt" style:font-size-asian="28pt" style:font-size-complex="28pt"/>
    </style:style>
    <style:style style:name="Blue_2f_White_20_Chart-outline3" style:display-name="Blue/White Chart-outline3" style:family="presentation" style:parent-style-name="Blue_2f_White_20_Chart-outline2">
      <style:paragraph-properties fo:margin-top="0.3cm" fo:margin-bottom="0cm"/>
      <style:text-properties fo:font-size="24pt" style:font-size-asian="24pt" style:font-size-complex="24pt"/>
    </style:style>
    <style:style style:name="Blue_2f_White_20_Chart-outline4" style:display-name="Blue/White Chart-outline4" style:family="presentation" style:parent-style-name="Blue_2f_White_20_Chart-outline3">
      <style:paragraph-properties fo:margin-top="0.2cm" fo:margin-bottom="0cm"/>
      <style:text-properties fo:font-size="20pt" style:font-size-asian="20pt" style:font-size-complex="20pt"/>
    </style:style>
    <style:style style:name="Blue_2f_White_20_Chart-outline5" style:display-name="Blue/White Chart-outline5" style:family="presentation" style:parent-style-name="Blue_2f_White_20_Chart-outline4">
      <style:paragraph-properties fo:margin-top="0.1cm" fo:margin-bottom="0cm"/>
      <style:text-properties fo:font-size="20pt" style:font-size-asian="20pt" style:font-size-complex="20pt"/>
    </style:style>
    <style:style style:name="Blue_2f_White_20_Chart-outline6" style:display-name="Blue/White Chart-outline6" style:family="presentation" style:parent-style-name="Blue_2f_White_20_Chart-outline5">
      <style:paragraph-properties fo:margin-top="0.1cm" fo:margin-bottom="0cm"/>
      <style:text-properties fo:font-size="20pt" style:font-size-asian="20pt" style:font-size-complex="20pt"/>
    </style:style>
    <style:style style:name="Blue_2f_White_20_Chart-outline7" style:display-name="Blue/White Chart-outline7" style:family="presentation" style:parent-style-name="Blue_2f_White_20_Chart-outline6">
      <style:paragraph-properties fo:margin-top="0.1cm" fo:margin-bottom="0cm"/>
      <style:text-properties fo:font-size="20pt" style:font-size-asian="20pt" style:font-size-complex="20pt"/>
    </style:style>
    <style:style style:name="Blue_2f_White_20_Chart-outline8" style:display-name="Blue/White Chart-outline8" style:family="presentation" style:parent-style-name="Blue_2f_White_20_Chart-outline7">
      <style:paragraph-properties fo:margin-top="0.1cm" fo:margin-bottom="0cm"/>
      <style:text-properties fo:font-size="20pt" style:font-size-asian="20pt" style:font-size-complex="20pt"/>
    </style:style>
    <style:style style:name="Blue_2f_White_20_Chart-outline9" style:display-name="Blue/White Chart-outline9" style:family="presentation" style:parent-style-name="Blue_2f_White_20_Chart-outline8">
      <style:paragraph-properties fo:margin-top="0.1cm" fo:margin-bottom="0cm"/>
      <style:text-properties fo:font-size="20pt" style:font-size-asian="20pt" style:font-size-complex="20pt"/>
    </style:style>
    <style:style style:name="Blue_2f_White_20_Chart-subtitle" style:display-name="Blue/White Chart-subtitle" style:family="presentation">
      <style:graphic-properties draw:stroke="none" draw:fill="none" draw:textarea-vertical-align="middle" style:writing-mode="page">
        <text:list-style style:name="Blue_2f_White_20_Chart-subtitle" style:display-name="Blue/Whit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title" style:display-name="Blue/White Chart-title" style:family="presentation">
      <style:graphic-properties draw:stroke="none" draw:fill="none" draw:textarea-vertical-align="middle" style:writing-mode="page">
        <text:list-style style:name="Blue_2f_White_20_Chart-title" style:display-name="Blue/Whit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-background" style:family="presentation">
      <style:graphic-properties draw:stroke="none" draw:fill="none"/>
      <style:text-properties style:letter-kerning="true"/>
    </style:style>
    <style:style style:name="Table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able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-outline1" style:family="presentation">
      <style:graphic-properties draw:stroke="none" draw:fill="none" draw:auto-grow-height="false" draw:fit-to-size="false" style:shrink-to-fit="true" style:writing-mode="page">
        <text:list-style style:name="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outline2" style:family="presentation" style:parent-style-name="Table-outline1">
      <style:paragraph-properties fo:margin-top="0.4cm" fo:margin-bottom="0cm"/>
      <style:text-properties fo:font-size="28pt" style:font-size-asian="28pt" style:font-size-complex="28pt"/>
    </style:style>
    <style:style style:name="Table-outline3" style:family="presentation" style:parent-style-name="Table-outline2">
      <style:paragraph-properties fo:margin-top="0.3cm" fo:margin-bottom="0cm"/>
      <style:text-properties fo:font-size="24pt" style:font-size-asian="24pt" style:font-size-complex="24pt"/>
    </style:style>
    <style:style style:name="Table-outline4" style:family="presentation" style:parent-style-name="Table-outline3">
      <style:paragraph-properties fo:margin-top="0.2cm" fo:margin-bottom="0cm"/>
      <style:text-properties fo:font-size="20pt" style:font-size-asian="20pt" style:font-size-complex="20pt"/>
    </style:style>
    <style:style style:name="Table-outline5" style:family="presentation" style:parent-style-name="Table-outline4">
      <style:paragraph-properties fo:margin-top="0.1cm" fo:margin-bottom="0cm"/>
      <style:text-properties fo:font-size="20pt" style:font-size-asian="20pt" style:font-size-complex="20pt"/>
    </style:style>
    <style:style style:name="Table-outline6" style:family="presentation" style:parent-style-name="Table-outline5">
      <style:paragraph-properties fo:margin-top="0.1cm" fo:margin-bottom="0cm"/>
      <style:text-properties fo:font-size="20pt" style:font-size-asian="20pt" style:font-size-complex="20pt"/>
    </style:style>
    <style:style style:name="Table-outline7" style:family="presentation" style:parent-style-name="Table-outline6">
      <style:paragraph-properties fo:margin-top="0.1cm" fo:margin-bottom="0cm"/>
      <style:text-properties fo:font-size="20pt" style:font-size-asian="20pt" style:font-size-complex="20pt"/>
    </style:style>
    <style:style style:name="Table-outline8" style:family="presentation" style:parent-style-name="Table-outline7">
      <style:paragraph-properties fo:margin-top="0.1cm" fo:margin-bottom="0cm"/>
      <style:text-properties fo:font-size="20pt" style:font-size-asian="20pt" style:font-size-complex="20pt"/>
    </style:style>
    <style:style style:name="Table-outline9" style:family="presentation" style:parent-style-name="Table-outline8">
      <style:paragraph-properties fo:margin-top="0.1cm" fo:margin-bottom="0cm"/>
      <style:text-properties fo:font-size="20pt" style:font-size-asian="20pt" style:font-size-complex="20pt"/>
    </style:style>
    <style:style style:name="Table-subtitle" style:family="presentation">
      <style:graphic-properties draw:stroke="none" draw:fill="none" draw:textarea-vertical-align="middle" style:writing-mode="page">
        <text:list-style style:name="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title" style:family="presentation">
      <style:graphic-properties draw:stroke="none" draw:fill="none" draw:textarea-vertical-align="middle" style:writing-mode="page">
        <text:list-style style:name="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f_Blue_20_Chart-background" style:display-name="White/Blue Chart-background" style:family="presentation">
      <style:graphic-properties draw:stroke="none" draw:fill="none"/>
      <style:text-properties style:letter-kerning="true"/>
    </style:style>
    <style:style style:name="White_2f_Blue_20_Chart-backgroundobjects" style:display-name="White/Blue Chart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White_2f_Blue_20_Chart-notes" style:display-name="White/Blue Char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f_Blue_20_Chart-outline1" style:display-name="White/Blue Chart-outline1" style:family="presentation">
      <style:graphic-properties draw:stroke="none" draw:fill="none" draw:auto-grow-height="false" draw:fit-to-size="false" style:shrink-to-fit="true" style:writing-mode="page">
        <text:list-style style:name="White_2f_Blue_20_Chart-outline1" style:display-name="White/Blu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outline2" style:display-name="White/Blue Chart-outline2" style:family="presentation" style:parent-style-name="White_2f_Blue_20_Chart-outline1">
      <style:paragraph-properties fo:margin-top="0.4cm" fo:margin-bottom="0cm"/>
      <style:text-properties fo:font-size="28pt" style:font-size-asian="28pt" style:font-size-complex="28pt"/>
    </style:style>
    <style:style style:name="White_2f_Blue_20_Chart-outline3" style:display-name="White/Blue Chart-outline3" style:family="presentation" style:parent-style-name="White_2f_Blue_20_Chart-outline2">
      <style:paragraph-properties fo:margin-top="0.3cm" fo:margin-bottom="0cm"/>
      <style:text-properties fo:font-size="24pt" style:font-size-asian="24pt" style:font-size-complex="24pt"/>
    </style:style>
    <style:style style:name="White_2f_Blue_20_Chart-outline4" style:display-name="White/Blue Chart-outline4" style:family="presentation" style:parent-style-name="White_2f_Blue_20_Chart-outline3">
      <style:paragraph-properties fo:margin-top="0.2cm" fo:margin-bottom="0cm"/>
      <style:text-properties fo:font-size="20pt" style:font-size-asian="20pt" style:font-size-complex="20pt"/>
    </style:style>
    <style:style style:name="White_2f_Blue_20_Chart-outline5" style:display-name="White/Blue Chart-outline5" style:family="presentation" style:parent-style-name="White_2f_Blue_20_Chart-outline4">
      <style:paragraph-properties fo:margin-top="0.1cm" fo:margin-bottom="0cm"/>
      <style:text-properties fo:font-size="20pt" style:font-size-asian="20pt" style:font-size-complex="20pt"/>
    </style:style>
    <style:style style:name="White_2f_Blue_20_Chart-outline6" style:display-name="White/Blue Chart-outline6" style:family="presentation" style:parent-style-name="White_2f_Blue_20_Chart-outline5">
      <style:paragraph-properties fo:margin-top="0.1cm" fo:margin-bottom="0cm"/>
      <style:text-properties fo:font-size="20pt" style:font-size-asian="20pt" style:font-size-complex="20pt"/>
    </style:style>
    <style:style style:name="White_2f_Blue_20_Chart-outline7" style:display-name="White/Blue Chart-outline7" style:family="presentation" style:parent-style-name="White_2f_Blue_20_Chart-outline6">
      <style:paragraph-properties fo:margin-top="0.1cm" fo:margin-bottom="0cm"/>
      <style:text-properties fo:font-size="20pt" style:font-size-asian="20pt" style:font-size-complex="20pt"/>
    </style:style>
    <style:style style:name="White_2f_Blue_20_Chart-outline8" style:display-name="White/Blue Chart-outline8" style:family="presentation" style:parent-style-name="White_2f_Blue_20_Chart-outline7">
      <style:paragraph-properties fo:margin-top="0.1cm" fo:margin-bottom="0cm"/>
      <style:text-properties fo:font-size="20pt" style:font-size-asian="20pt" style:font-size-complex="20pt"/>
    </style:style>
    <style:style style:name="White_2f_Blue_20_Chart-outline9" style:display-name="White/Blue Chart-outline9" style:family="presentation" style:parent-style-name="White_2f_Blue_20_Chart-outline8">
      <style:paragraph-properties fo:margin-top="0.1cm" fo:margin-bottom="0cm"/>
      <style:text-properties fo:font-size="20pt" style:font-size-asian="20pt" style:font-size-complex="20pt"/>
    </style:style>
    <style:style style:name="White_2f_Blue_20_Chart-subtitle" style:display-name="White/Blue Chart-subtitle" style:family="presentation">
      <style:graphic-properties draw:stroke="none" draw:fill="none" draw:textarea-vertical-align="middle" style:writing-mode="page">
        <text:list-style style:name="White_2f_Blue_20_Chart-subtitle" style:display-name="White/Blu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title" style:display-name="White/Blue Chart-title" style:family="presentation">
      <style:graphic-properties draw:stroke="none" draw:fill="none" draw:textarea-vertical-align="middle" style:writing-mode="page">
        <text:list-style style:name="White_2f_Blue_20_Chart-title" style:display-name="White/Blu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-background" style:display-name="Right Bar-background" style:family="presentation">
      <style:graphic-properties draw:stroke="none" draw:fill="none"/>
      <style:text-properties style:letter-kerning="true"/>
    </style:style>
    <style:style style:name="Right_20_Bar-backgroundobjects" style:display-name="Right Bar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Right_20_Bar-notes" style:display-name="Right Bar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-outline1" style:display-name="Right Bar-outline1" style:family="presentation">
      <style:graphic-properties draw:stroke="none" draw:fill="none" draw:auto-grow-height="false" draw:fit-to-size="false" style:shrink-to-fit="true" style:writing-mode="page">
        <text:list-style style:name="Right_20_Bar-outline1" style:display-name="Righ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outline2" style:display-name="Right Bar-outline2" style:family="presentation" style:parent-style-name="Right_20_Bar-outline1">
      <style:paragraph-properties fo:margin-top="0.4cm" fo:margin-bottom="0cm"/>
      <style:text-properties fo:font-size="28pt" style:font-size-asian="28pt" style:font-size-complex="28pt"/>
    </style:style>
    <style:style style:name="Right_20_Bar-outline3" style:display-name="Right Bar-outline3" style:family="presentation" style:parent-style-name="Right_20_Bar-outline2">
      <style:paragraph-properties fo:margin-top="0.3cm" fo:margin-bottom="0cm"/>
      <style:text-properties fo:font-size="24pt" style:font-size-asian="24pt" style:font-size-complex="24pt"/>
    </style:style>
    <style:style style:name="Right_20_Bar-outline4" style:display-name="Right Bar-outline4" style:family="presentation" style:parent-style-name="Right_20_Bar-outline3">
      <style:paragraph-properties fo:margin-top="0.2cm" fo:margin-bottom="0cm"/>
      <style:text-properties fo:font-size="20pt" style:font-size-asian="20pt" style:font-size-complex="20pt"/>
    </style:style>
    <style:style style:name="Right_20_Bar-outline5" style:display-name="Right Bar-outline5" style:family="presentation" style:parent-style-name="Right_20_Bar-outline4">
      <style:paragraph-properties fo:margin-top="0.1cm" fo:margin-bottom="0cm"/>
      <style:text-properties fo:font-size="20pt" style:font-size-asian="20pt" style:font-size-complex="20pt"/>
    </style:style>
    <style:style style:name="Right_20_Bar-outline6" style:display-name="Right Bar-outline6" style:family="presentation" style:parent-style-name="Right_20_Bar-outline5">
      <style:paragraph-properties fo:margin-top="0.1cm" fo:margin-bottom="0cm"/>
      <style:text-properties fo:font-size="20pt" style:font-size-asian="20pt" style:font-size-complex="20pt"/>
    </style:style>
    <style:style style:name="Right_20_Bar-outline7" style:display-name="Right Bar-outline7" style:family="presentation" style:parent-style-name="Right_20_Bar-outline6">
      <style:paragraph-properties fo:margin-top="0.1cm" fo:margin-bottom="0cm"/>
      <style:text-properties fo:font-size="20pt" style:font-size-asian="20pt" style:font-size-complex="20pt"/>
    </style:style>
    <style:style style:name="Right_20_Bar-outline8" style:display-name="Right Bar-outline8" style:family="presentation" style:parent-style-name="Right_20_Bar-outline7">
      <style:paragraph-properties fo:margin-top="0.1cm" fo:margin-bottom="0cm"/>
      <style:text-properties fo:font-size="20pt" style:font-size-asian="20pt" style:font-size-complex="20pt"/>
    </style:style>
    <style:style style:name="Right_20_Bar-outline9" style:display-name="Right Bar-outline9" style:family="presentation" style:parent-style-name="Right_20_Bar-outline8">
      <style:paragraph-properties fo:margin-top="0.1cm" fo:margin-bottom="0cm"/>
      <style:text-properties fo:font-size="20pt" style:font-size-asian="20pt" style:font-size-complex="20pt"/>
    </style:style>
    <style:style style:name="Right_20_Bar-subtitle" style:display-name="Right Bar-subtitle" style:family="presentation">
      <style:graphic-properties draw:stroke="none" draw:fill="none" draw:textarea-vertical-align="middle" style:writing-mode="page">
        <text:list-style style:name="Right_20_Bar-subtitle" style:display-name="Righ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title" style:display-name="Right Bar-title" style:family="presentation">
      <style:graphic-properties draw:stroke="none" draw:fill="none" draw:textarea-vertical-align="middle" style:writing-mode="page">
        <text:list-style style:name="Right_20_Bar-title" style:display-name="Righ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gram-background" style:family="presentation">
      <style:graphic-properties draw:stroke="none" draw:fill="none"/>
      <style:text-properties style:letter-kerning="true"/>
    </style:style>
    <style:style style:name="Diagram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Diagram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-outline1" style:family="presentation">
      <style:graphic-properties draw:stroke="none" draw:fill="none" draw:auto-grow-height="false" draw:fit-to-size="false" style:shrink-to-fit="true" style:writing-mode="page">
        <text:list-style style:name="Diagra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outline2" style:family="presentation" style:parent-style-name="Diagram-outline1">
      <style:paragraph-properties fo:margin-top="0.4cm" fo:margin-bottom="0cm"/>
      <style:text-properties fo:font-size="28pt" style:font-size-asian="28pt" style:font-size-complex="28pt"/>
    </style:style>
    <style:style style:name="Diagram-outline3" style:family="presentation" style:parent-style-name="Diagram-outline2">
      <style:paragraph-properties fo:margin-top="0.3cm" fo:margin-bottom="0cm"/>
      <style:text-properties fo:font-size="24pt" style:font-size-asian="24pt" style:font-size-complex="24pt"/>
    </style:style>
    <style:style style:name="Diagram-outline4" style:family="presentation" style:parent-style-name="Diagram-outline3">
      <style:paragraph-properties fo:margin-top="0.2cm" fo:margin-bottom="0cm"/>
      <style:text-properties fo:font-size="20pt" style:font-size-asian="20pt" style:font-size-complex="20pt"/>
    </style:style>
    <style:style style:name="Diagram-outline5" style:family="presentation" style:parent-style-name="Diagram-outline4">
      <style:paragraph-properties fo:margin-top="0.1cm" fo:margin-bottom="0cm"/>
      <style:text-properties fo:font-size="20pt" style:font-size-asian="20pt" style:font-size-complex="20pt"/>
    </style:style>
    <style:style style:name="Diagram-outline6" style:family="presentation" style:parent-style-name="Diagram-outline5">
      <style:paragraph-properties fo:margin-top="0.1cm" fo:margin-bottom="0cm"/>
      <style:text-properties fo:font-size="20pt" style:font-size-asian="20pt" style:font-size-complex="20pt"/>
    </style:style>
    <style:style style:name="Diagram-outline7" style:family="presentation" style:parent-style-name="Diagram-outline6">
      <style:paragraph-properties fo:margin-top="0.1cm" fo:margin-bottom="0cm"/>
      <style:text-properties fo:font-size="20pt" style:font-size-asian="20pt" style:font-size-complex="20pt"/>
    </style:style>
    <style:style style:name="Diagram-outline8" style:family="presentation" style:parent-style-name="Diagram-outline7">
      <style:paragraph-properties fo:margin-top="0.1cm" fo:margin-bottom="0cm"/>
      <style:text-properties fo:font-size="20pt" style:font-size-asian="20pt" style:font-size-complex="20pt"/>
    </style:style>
    <style:style style:name="Diagram-outline9" style:family="presentation" style:parent-style-name="Diagram-outline8">
      <style:paragraph-properties fo:margin-top="0.1cm" fo:margin-bottom="0cm"/>
      <style:text-properties fo:font-size="20pt" style:font-size-asian="20pt" style:font-size-complex="20pt"/>
    </style:style>
    <style:style style:name="Diagram-subtitle" style:family="presentation">
      <style:graphic-properties draw:stroke="none" draw:fill="none" draw:textarea-vertical-align="middle" style:writing-mode="page">
        <text:list-style style:name="Diagra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title" style:family="presentation">
      <style:graphic-properties draw:stroke="none" draw:fill="none" draw:textarea-vertical-align="middle" style:writing-mode="page">
        <text:list-style style:name="Diagra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-background" style:display-name="Left Bar-background" style:family="presentation">
      <style:graphic-properties draw:stroke="none" draw:fill="none"/>
      <style:text-properties style:letter-kerning="true"/>
    </style:style>
    <style:style style:name="Left_20_Bar-backgroundobjects" style:display-name="Left Bar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Left_20_Bar-notes" style:display-name="Left Bar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-outline1" style:display-name="Left Bar-outline1" style:family="presentation">
      <style:graphic-properties draw:stroke="none" draw:fill="none" draw:auto-grow-height="false" draw:fit-to-size="false" style:shrink-to-fit="true" style:writing-mode="page">
        <text:list-style style:name="Left_20_Bar-outline1" style:display-name="Lef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outline2" style:display-name="Left Bar-outline2" style:family="presentation" style:parent-style-name="Left_20_Bar-outline1">
      <style:paragraph-properties fo:margin-top="0.4cm" fo:margin-bottom="0cm"/>
      <style:text-properties fo:font-size="28pt" style:font-size-asian="28pt" style:font-size-complex="28pt"/>
    </style:style>
    <style:style style:name="Left_20_Bar-outline3" style:display-name="Left Bar-outline3" style:family="presentation" style:parent-style-name="Left_20_Bar-outline2">
      <style:paragraph-properties fo:margin-top="0.3cm" fo:margin-bottom="0cm"/>
      <style:text-properties fo:font-size="24pt" style:font-size-asian="24pt" style:font-size-complex="24pt"/>
    </style:style>
    <style:style style:name="Left_20_Bar-outline4" style:display-name="Left Bar-outline4" style:family="presentation" style:parent-style-name="Left_20_Bar-outline3">
      <style:paragraph-properties fo:margin-top="0.2cm" fo:margin-bottom="0cm"/>
      <style:text-properties fo:font-size="20pt" style:font-size-asian="20pt" style:font-size-complex="20pt"/>
    </style:style>
    <style:style style:name="Left_20_Bar-outline5" style:display-name="Left Bar-outline5" style:family="presentation" style:parent-style-name="Left_20_Bar-outline4">
      <style:paragraph-properties fo:margin-top="0.1cm" fo:margin-bottom="0cm"/>
      <style:text-properties fo:font-size="20pt" style:font-size-asian="20pt" style:font-size-complex="20pt"/>
    </style:style>
    <style:style style:name="Left_20_Bar-outline6" style:display-name="Left Bar-outline6" style:family="presentation" style:parent-style-name="Left_20_Bar-outline5">
      <style:paragraph-properties fo:margin-top="0.1cm" fo:margin-bottom="0cm"/>
      <style:text-properties fo:font-size="20pt" style:font-size-asian="20pt" style:font-size-complex="20pt"/>
    </style:style>
    <style:style style:name="Left_20_Bar-outline7" style:display-name="Left Bar-outline7" style:family="presentation" style:parent-style-name="Left_20_Bar-outline6">
      <style:paragraph-properties fo:margin-top="0.1cm" fo:margin-bottom="0cm"/>
      <style:text-properties fo:font-size="20pt" style:font-size-asian="20pt" style:font-size-complex="20pt"/>
    </style:style>
    <style:style style:name="Left_20_Bar-outline8" style:display-name="Left Bar-outline8" style:family="presentation" style:parent-style-name="Left_20_Bar-outline7">
      <style:paragraph-properties fo:margin-top="0.1cm" fo:margin-bottom="0cm"/>
      <style:text-properties fo:font-size="20pt" style:font-size-asian="20pt" style:font-size-complex="20pt"/>
    </style:style>
    <style:style style:name="Left_20_Bar-outline9" style:display-name="Left Bar-outline9" style:family="presentation" style:parent-style-name="Left_20_Bar-outline8">
      <style:paragraph-properties fo:margin-top="0.1cm" fo:margin-bottom="0cm"/>
      <style:text-properties fo:font-size="20pt" style:font-size-asian="20pt" style:font-size-complex="20pt"/>
    </style:style>
    <style:style style:name="Left_20_Bar-subtitle" style:display-name="Left Bar-subtitle" style:family="presentation">
      <style:graphic-properties draw:stroke="none" draw:fill="none" draw:textarea-vertical-align="middle" style:writing-mode="page">
        <text:list-style style:name="Left_20_Bar-subtitle" style:display-name="Lef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title" style:display-name="Left Bar-title" style:family="presentation">
      <style:graphic-properties draw:stroke="none" draw:fill="none" draw:textarea-vertical-align="middle" style:writing-mode="page">
        <text:list-style style:name="Left_20_Bar-title" style:display-name="Lef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Main_5f_bg.jpg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0f9bbc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protect="position size"/>
    </style:style>
    <style:style style:name="Mgr5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36cm" fo:min-width="8.898cm"/>
    </style:style>
    <style:style style:name="Mgr6" style:family="graphic" style:parent-style-name="standard">
      <style:graphic-properties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7" style:family="graphic" style:parent-style-name="standard">
      <style:graphic-properties draw:fill="solid"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8" style:family="graphic" style:parent-style-name="standard">
      <style:graphic-properties draw:opacity="100%" draw:opacity-name="Transparency_20_2" draw:textarea-horizontal-align="justify" draw:textarea-vertical-align="middle" draw:auto-grow-height="false" fo:min-height="1.36cm" fo:min-width="8.5cm"/>
    </style:style>
    <style:style style:name="Mgr9" style:family="graphic" style:parent-style-name="standard">
      <style:graphic-properties draw:opacity="100%" draw:opacity-name="Transparency_20_2" draw:textarea-horizontal-align="justify" draw:textarea-vertical-align="middle" draw:auto-grow-height="false" fo:min-height="15.498cm" fo:min-width="3.818cm" style:protect="position size" style:writing-mode="lr-tb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One_20_Bullet-backgroundobjects">
      <style:graphic-properties draw:fill-color="#0d84a1" draw:opacity="45%" draw:textarea-vertical-align="middle" draw:auto-grow-height="false" fo:min-height="15.748cm" fo:min-width="27.991cm"/>
    </style:style>
    <style:style style:name="Mpr4" style:family="presentation" style:parent-style-name="One_20_Bulle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One_20_Bulle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One_20_Bulle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wo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Two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wo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hree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Three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hree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Four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Four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Four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Blue_2f_Whit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Blue_2f_Whit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Blue_2f_Whit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Tab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Tab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Tab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White_2f_Blu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White_2f_Blu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White_2f_Blu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Righ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Righ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Righ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Diagram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iagra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Diagra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Lef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Lef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3" style:family="presentation" style:parent-style-name="Lef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d84a1" draw:opacity="45%"/>
      <style:paragraph-properties fo:text-align="center"/>
      <style:text-properties style:font-name="Noto Sans1"/>
    </style:style>
    <style:style style:name="MP6" style:family="paragraph">
      <style:paragraph-properties style:writing-mode="lr-tb"/>
      <style:text-properties style:font-name="Noto Sans1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Noto Sans1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Noto Sans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Noto Sans1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Noto Sans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Noto Sans1" fo:font-size="14pt" style:font-size-asian="14pt" style:font-size-complex="1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-color="#ffffff" draw:opacity="100%" draw:opacity-name="Transparency_20_2"/>
      <style:paragraph-properties fo:text-align="center"/>
      <style:text-properties style:font-name="Noto Sans1"/>
    </style:style>
    <style:style style:name="MP14" style:family="paragraph">
      <loext:graphic-properties draw:fill-color="#0d84a1" draw:opacity="100%" draw:opacity-name="Transparency_20_2"/>
      <style:paragraph-properties fo:text-align="center"/>
      <style:text-properties style:font-name="Noto Sans1"/>
    </style:style>
    <style:style style:name="MP15" style:family="paragraph">
      <loext:graphic-properties draw:fill="solid" draw:fill-color="#0d84a1" draw:opacity="100%" draw:opacity-name="Transparency_20_2"/>
      <style:paragraph-properties fo:text-align="center"/>
      <style:text-properties style:font-name="Noto Sans1"/>
    </style:style>
    <style:style style:name="MP16" style:family="paragraph">
      <loext:graphic-properties draw:opacity="100%" draw:opacity-name="Transparency_20_2"/>
      <style:paragraph-properties fo:text-align="center"/>
      <style:text-properties style:font-name="Noto Sans1"/>
    </style:style>
    <style:style style:name="MP17" style:family="paragraph">
      <loext:graphic-properties draw:opacity="100%" draw:opacity-name="Transparency_20_2"/>
      <style:paragraph-properties fo:text-align="center" style:writing-mode="lr-tb"/>
      <style:text-properties fo:color="#ffffff" loext:opacity="100%" loext:color-lum-mod="100%" loext:color-lum-off="0%" style:font-name="Noto Sans1"/>
    </style:style>
    <style:style style:name="MP18" style:family="paragraph">
      <loext:graphic-properties draw:fill-color="#0d84a1" draw:opacity="100%" draw:opacity-name="Transparency_20_2"/>
      <style:paragraph-properties fo:text-align="center"/>
    </style:style>
    <style:style style:name="MP19" style:family="paragraph">
      <loext:graphic-properties draw:opacity="100%" draw:opacity-name="Transparency_20_2"/>
      <style:paragraph-properties fo:text-align="center" style:writing-mode="lr-tb"/>
      <style:text-properties fo:color="#ffffff" loext:opacity="100%" loext:color-lum-mod="100%" loext:color-lum-off="0%" style:font-name="Noto Sans1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" style:page-layout-name="PM1" draw:style-name="Mdp1">
      <office:forms form:automatic-focus="false" form:apply-design-mode="false"/>
      <draw:frame presentation:style-name="Title-title" draw:layer="backgroundobjects" svg:width="25.191cm" svg:height="2.629cm" svg:x="1.399cm" svg:y="0.627cm" presentation:class="title" presentation:placeholder="true">
        <draw:text-box/>
      </draw:frame>
      <draw:frame presentation:style-name="Title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Bullet" style:display-name="One Bullet" style:page-layout-name="PM1" draw:style-name="Mdp2">
      <office:forms form:automatic-focus="false" form:apply-design-mode="false"/>
      <draw:custom-shape presentation:style-name="Mpr3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One_20_Bullet-title" draw:layer="backgroundobjects" svg:width="25.19cm" svg:height="2.628cm" svg:x="1.399cm" svg:y="0.628cm" presentation:class="title" presentation:placeholder="true">
        <draw:text-box/>
      </draw:frame>
      <draw:frame presentation:style-name="One_20_Bullet-outline1" draw:layer="backgroundobjects" svg:width="25.19cm" svg:height="9.132cm" svg:x="1.399cm" svg:y="3.685cm" presentation:class="outline" presentation:placeholder="true">
        <draw:text-box/>
      </draw:frame>
      <draw:frame presentation:style-name="Mpr4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ne_20_Bullet-title" draw:layer="backgroundobjects" svg:width="18.621cm" svg:height="10.476cm" svg:x="1.484cm" svg:y="2.123cm" presentation:class="page"/>
        <draw:frame presentation:style-name="One_20_Bulle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Bullets" style:display-name="Two Bullets" style:page-layout-name="PM1" draw:style-name="Mdp3">
      <office:forms form:automatic-focus="false" form:apply-design-mode="false"/>
      <draw:frame draw:style-name="Mgr3" draw:text-style-name="MP12" draw:layer="backgroundobjects" svg:width="6.855cm" svg:height="15.747cm" svg:x="0.001cm" svg:y="0.001cm">
        <draw:image xlink:href="Pictures/10000000000002D50000067FC6ECD7DE47FD61DE.jpg" xlink:type="simple" xlink:show="embed" xlink:actuate="onLoad" draw:mime-type="image/jpeg">
          <text:p/>
        </draw:image>
      </draw:frame>
      <draw:frame presentation:style-name="Two_20_Bullets-title" draw:layer="backgroundobjects" svg:width="25.19cm" svg:height="2.628cm" svg:x="1.399cm" svg:y="0.628cm" presentation:class="title" presentation:placeholder="true">
        <draw:text-box/>
      </draw:frame>
      <draw:frame presentation:style-name="Two_20_Bullets-outline1" draw:layer="backgroundobjects" svg:width="25.19cm" svg:height="9.132cm" svg:x="1.399cm" svg:y="3.685cm" presentation:class="outline" presentation:placeholder="true">
        <draw:text-box/>
      </draw:frame>
      <draw:frame presentation:style-name="Mpr7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wo_20_Bullets-title" draw:layer="backgroundobjects" svg:width="18.621cm" svg:height="10.476cm" svg:x="1.484cm" svg:y="2.123cm" presentation:class="page"/>
        <draw:frame presentation:style-name="Two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ree_20_Bullets" style:display-name="Three Bullets" style:page-layout-name="PM1" draw:style-name="Mdp3">
      <office:forms form:automatic-focus="false" form:apply-design-mode="false"/>
      <draw:frame draw:style-name="Mgr4" draw:text-style-name="MP12" draw:layer="backgroundobjects" svg:width="6.856cm" svg:height="27.991cm" draw:transform="rotate (1.5707963267949) translate (0.001cm 6.856cm)">
        <draw:image xlink:href="Pictures/10000000000001980000067FF48C89A71FDE7C74.jpg" xlink:type="simple" xlink:show="embed" xlink:actuate="onLoad" draw:mime-type="image/jpeg">
          <text:p/>
        </draw:image>
      </draw:frame>
      <draw:frame presentation:style-name="Three_20_Bullets-title" draw:layer="backgroundobjects" svg:width="25.19cm" svg:height="2.628cm" svg:x="1.399cm" svg:y="0.628cm" presentation:class="title" presentation:placeholder="true">
        <draw:text-box/>
      </draw:frame>
      <draw:frame presentation:style-name="Three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0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hree_20_Bullets-title" draw:layer="backgroundobjects" svg:width="18.621cm" svg:height="10.476cm" svg:x="1.484cm" svg:y="2.123cm" presentation:class="page"/>
        <draw:frame presentation:style-name="Three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20_Bullets" style:display-name="Four Bullets" style:page-layout-name="PM1" draw:style-name="Mdp3">
      <office:forms form:automatic-focus="false" form:apply-design-mode="false"/>
      <draw:frame draw:style-name="Mgr3" draw:text-style-name="MP12" draw:layer="backgroundobjects" svg:width="11.42cm" svg:height="6.094cm" svg:x="16.51cm" svg:y="9.654cm">
        <draw:image xlink:href="Pictures/10000000000006D7000003A6BBD4FCB8EF69A87D.jpg" xlink:type="simple" xlink:show="embed" xlink:actuate="onLoad" draw:mime-type="image/jpeg">
          <text:p/>
        </draw:image>
      </draw:frame>
      <draw:frame draw:style-name="Mgr3" draw:text-style-name="MP12" draw:layer="backgroundobjects" svg:width="7.619cm" svg:height="5.587cm" svg:x="16.256cm" svg:y="0.001cm">
        <draw:image xlink:href="Pictures/1000000000000491000003597699DC145B17185B.jpg" xlink:type="simple" xlink:show="embed" xlink:actuate="onLoad" draw:mime-type="image/jpeg">
          <text:p/>
        </draw:image>
      </draw:frame>
      <draw:frame presentation:style-name="Four_20_Bullets-title" draw:layer="backgroundobjects" svg:width="25.19cm" svg:height="2.628cm" svg:x="1.399cm" svg:y="0.628cm" presentation:class="title" presentation:placeholder="true">
        <draw:text-box/>
      </draw:frame>
      <draw:frame presentation:style-name="Four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3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Four_20_Bullets-title" draw:layer="backgroundobjects" svg:width="18.621cm" svg:height="10.476cm" svg:x="1.484cm" svg:y="2.123cm" presentation:class="page"/>
        <draw:frame presentation:style-name="Four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2f_White_20_Chart" style:display-name="Blue/White Chart" style:page-layout-name="PM1" draw:style-name="Mdp4">
      <office:forms form:automatic-focus="false" form:apply-design-mode="false"/>
      <draw:custom-shape draw:style-name="Mgr5" draw:text-style-name="MP13" draw:layer="backgroundobjects" svg:width="9.398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Blue_2f_White_20_Chart-title" draw:layer="backgroundobjects" svg:width="25.19cm" svg:height="2.628cm" svg:x="1.399cm" svg:y="0.628cm" presentation:class="title" presentation:placeholder="true">
        <draw:text-box/>
      </draw:frame>
      <draw:frame presentation:style-name="Blue_2f_White_20_Chart-outline1" draw:layer="backgroundobjects" svg:width="25.19cm" svg:height="9.132cm" svg:x="1.399cm" svg:y="3.685cm" presentation:class="outline" presentation:placeholder="true">
        <draw:text-box/>
      </draw:frame>
      <draw:frame presentation:style-name="Mpr16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_2f_White_20_Chart-title" draw:layer="backgroundobjects" svg:width="18.621cm" svg:height="10.476cm" svg:x="1.484cm" svg:y="2.123cm" presentation:class="page"/>
        <draw:frame presentation:style-name="Blue_2f_Whit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le" style:page-layout-name="PM1" draw:style-name="Mdp3">
      <office:forms form:automatic-focus="false" form:apply-design-mode="false"/>
      <draw:path draw:style-name="Mgr6" draw:text-style-name="MP14" draw:layer="backgroundobjects" svg:width="16.56cm" svg:height="2.285cm" svg:x="11.431cm" svg:y="13.462cm" svg:viewBox="0 0 16561 2286" svg:d="M0 2286h16561c0 0 0-1524 0-2286-5520 729-11041 1457-16561 2186 0 33 0 100 0 100z">
        <text:p/>
      </draw:path>
      <draw:path draw:style-name="Mgr7" draw:text-style-name="MP15" draw:layer="backgroundobjects" svg:width="27.99cm" svg:height="4.571cm" svg:x="0.001cm" svg:y="0cm" svg:viewBox="0 0 27991 4572" svg:d="M27991 0c-9330 0-27991 0-27991 0 0 0 0 3048 0 4572 9330-1491 18661-2981 27991-4472 0 64 0 127 0 191 0 10 0 19 0 29v1-1c0-1 0-2 0-3 0-7 0-13 0-20 0-99 0-198 0-297z">
        <text:p/>
      </draw:path>
      <draw:frame presentation:style-name="Table-title" draw:layer="backgroundobjects" svg:width="25.19cm" svg:height="2.628cm" svg:x="1.399cm" svg:y="0.628cm" presentation:class="title" presentation:placeholder="true">
        <draw:text-box/>
      </draw:frame>
      <draw:frame presentation:style-name="Table-outline1" draw:layer="backgroundobjects" svg:width="25.19cm" svg:height="9.132cm" svg:x="1.399cm" svg:y="3.685cm" presentation:class="outline" presentation:placeholder="true">
        <draw:text-box/>
      </draw:frame>
      <draw:frame presentation:style-name="Mpr19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able-title" draw:layer="backgroundobjects" svg:width="18.621cm" svg:height="10.476cm" svg:x="1.484cm" svg:y="2.123cm" presentation:class="page"/>
        <draw:frame presentation:style-name="Tabl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2f_Blue_20_Chart" style:display-name="White/Blue Chart" style:page-layout-name="PM1" draw:style-name="Mdp3">
      <office:forms form:automatic-focus="false" form:apply-design-mode="false"/>
      <draw:custom-shape draw:style-name="Mgr8" draw:text-style-name="MP16" draw:layer="backgroundobjects" svg:width="9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White_2f_Blue_20_Chart-title" draw:layer="backgroundobjects" svg:width="25.19cm" svg:height="2.628cm" svg:x="1.399cm" svg:y="0.628cm" presentation:class="title" presentation:placeholder="true">
        <draw:text-box/>
      </draw:frame>
      <draw:frame presentation:style-name="White_2f_Blue_20_Chart-outline1" draw:layer="backgroundobjects" svg:width="25.19cm" svg:height="9.132cm" svg:x="1.399cm" svg:y="3.685cm" presentation:class="outline" presentation:placeholder="true">
        <draw:text-box/>
      </draw:frame>
      <draw:frame presentation:style-name="Mpr22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White_2f_Blue_20_Chart-title" draw:layer="backgroundobjects" svg:width="18.621cm" svg:height="10.476cm" svg:x="1.484cm" svg:y="2.123cm" presentation:class="page"/>
        <draw:frame presentation:style-name="White_2f_Blu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" style:display-name="Right Bar" style:page-layout-name="PM1" draw:style-name="Mdp3">
      <office:forms form:automatic-focus="false" form:apply-design-mode="false"/>
      <draw:custom-shape draw:style-name="Mgr9" draw:text-style-name="MP17" draw:layer="backgroundobjects" svg:width="4.318cm" svg:height="15.748cm" svg:x="23.673cm" svg:y="0cm">
        <text:p/>
        <draw:enhanced-geometry svg:viewBox="0 0 21600 21600" draw:type="rectangle" draw:enhanced-path="M 0 0 L 21600 0 21600 21600 0 21600 0 0 Z N"/>
      </draw:custom-shape>
      <draw:frame presentation:style-name="Right_20_Bar-title" draw:layer="backgroundobjects" svg:width="25.19cm" svg:height="2.628cm" svg:x="1.399cm" svg:y="0.628cm" presentation:class="title" presentation:placeholder="true">
        <draw:text-box/>
      </draw:frame>
      <draw:frame presentation:style-name="Right_20_Bar-outline1" draw:layer="backgroundobjects" svg:width="25.19cm" svg:height="9.132cm" svg:x="1.399cm" svg:y="3.685cm" presentation:class="outline" presentation:placeholder="true">
        <draw:text-box/>
      </draw:frame>
      <draw:frame presentation:style-name="Mpr25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Right_20_Bar-title" draw:layer="backgroundobjects" svg:width="18.621cm" svg:height="10.476cm" svg:x="1.484cm" svg:y="2.123cm" presentation:class="page"/>
        <draw:frame presentation:style-name="Righ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gram" style:page-layout-name="PM1" draw:style-name="Mdp3">
      <office:forms form:automatic-focus="false" form:apply-design-mode="false"/>
      <draw:path draw:style-name="Mgr6" draw:text-style-name="MP18" draw:layer="backgroundobjects" svg:width="6.857cm" svg:height="15.747cm" draw:transform="rotate (-3.14159265358979) translate (27.992cm 15.748cm)" svg:viewBox="0 0 6858 15748" svg:d="M0 15748c0-5249 0-10499 0-15748 677 0 4572 0 6858 0-2253 5249-4505 10499-6758 15748-33 0 577 0-100 0z">
        <text:p/>
      </draw:path>
      <draw:path draw:style-name="Mgr6" draw:text-style-name="MP14" draw:layer="backgroundobjects" svg:width="6.857cm" svg:height="15.747cm" svg:x="-0.099cm" svg:y="0cm" svg:viewBox="0 0 6858 15748" svg:d="M0 15748c0-5249 0-10499 0-15748 677 0 4572 0 6858 0-2253 5249-4505 10499-6758 15748-33 0 577 0-100 0z">
        <text:p/>
      </draw:path>
      <draw:frame presentation:style-name="Diagram-title" draw:layer="backgroundobjects" svg:width="25.19cm" svg:height="2.628cm" svg:x="1.399cm" svg:y="0.628cm" presentation:class="title" presentation:placeholder="true">
        <draw:text-box/>
      </draw:frame>
      <draw:frame presentation:style-name="Diagram-outline1" draw:layer="backgroundobjects" svg:width="25.19cm" svg:height="9.132cm" svg:x="1.399cm" svg:y="3.685cm" presentation:class="outline" presentation:placeholder="true">
        <draw:text-box/>
      </draw:frame>
      <draw:frame presentation:style-name="Mpr28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iagram-title" draw:layer="backgroundobjects" svg:width="18.621cm" svg:height="10.476cm" svg:x="1.484cm" svg:y="2.123cm" presentation:class="page"/>
        <draw:frame presentation:style-name="Diagram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" style:display-name="Left Bar" style:page-layout-name="PM1" draw:style-name="Mdp3">
      <office:forms form:automatic-focus="false" form:apply-design-mode="false"/>
      <draw:custom-shape draw:style-name="Mgr9" draw:text-style-name="MP19" draw:layer="backgroundobjects" svg:width="4.318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Left_20_Bar-title" draw:layer="backgroundobjects" svg:width="25.19cm" svg:height="2.628cm" svg:x="1.399cm" svg:y="0.628cm" presentation:class="title" presentation:placeholder="true">
        <draw:text-box/>
      </draw:frame>
      <draw:frame presentation:style-name="Left_20_Bar-outline1" draw:layer="backgroundobjects" svg:width="25.19cm" svg:height="9.132cm" svg:x="1.399cm" svg:y="3.685cm" presentation:class="outline" presentation:placeholder="true">
        <draw:text-box/>
      </draw:frame>
      <draw:frame presentation:style-name="Mpr31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Left_20_Bar-title" draw:layer="backgroundobjects" svg:width="18.621cm" svg:height="10.476cm" svg:x="1.484cm" svg:y="2.123cm" presentation:class="page"/>
        <draw:frame presentation:style-name="Lef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Freshes</dc:title>
    <meta:generator>LibreOffice/7.5.4.2$Windows_X86_64 LibreOffice_project/36ccfdc35048b057fd9854c757a8b67ec53977b6</meta:generator>
    <meta:creation-date>2023-07-20T02:02:32.475000000</meta:creation-date>
    <meta:editing-duration>PT2H53M37S</meta:editing-duration>
    <meta:editing-cycles>4</meta:editing-cycles>
    <dc:date>2023-07-20T12:26:09.836000000</dc:date>
    <meta:document-statistic meta:object-count="201"/>
  </office:meta>
</office:document-meta>
</file>